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2.2681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1508in"/>
    </style:style>
    <style:style style:name="co7" style:family="table-column">
      <style:table-column-properties fo:break-before="auto" style:column-width="1.84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ffff00" style:vertical-align="middle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nual_category</text:p>
          </table:table-cell>
          <table:table-cell table:style-name="ce1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1"/>
          <table:table-cell table:style-name="ce1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 table:number-columns-repeated="2"/>
          <table:table-cell office:value-type="string" calcext:value-type="string">
            <text:p>Aging</text:p>
          </table:table-cell>
          <table:table-cell table:formula="of:=COUNTIF([.B$2:.B$9792];[.G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table:style-name="ce3" office:value-type="string" calcext:value-type="string">
            <text:p>Anthropometric</text:p>
          </table:table-cell>
          <table:table-cell table:formula="of:=COUNTIF([.B$2:.B$9792];[.G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9001432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table:style-name="Default" office:value-type="string" calcext:value-type="string">
            <text:p>Schizophrenia</text:p>
          </table:table-cell>
          <table:table-cell table:formula="of:=COUNTIF([.B$2:.B$9792];[.G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Angina</text:p>
          </table:table-cell>
          <table:table-cell table:formula="of:=COUNTIF([.B$2:.B$9792];[.G5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Bladder</text:p>
          </table:table-cell>
          <table:table-cell table:formula="of:=COUNTIF([.B$2:.B$9792];[.G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office:value-type="string" calcext:value-type="string">
            <text:p>Cholesterol</text:p>
          </table:table-cell>
          <table:table-cell table:formula="of:=COUNTIF([.B$2:.B$9792];[.G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sthma-related pneumonia</text:p>
          </table:table-cell>
          <table:table-cell table:style-name="Default" table:number-columns-repeated="2"/>
          <table:table-cell office:value-type="string" calcext:value-type="string">
            <text:p>Emphysema_chronic_bronchitis</text:p>
          </table:table-cell>
          <table:table-cell table:formula="of:=COUNTIF([.B$2:.B$9792];[.G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table:number-columns-repeated="2"/>
          <table:table-cell office:value-type="string" calcext:value-type="string">
            <text:p>Ovary</text:p>
          </table:table-cell>
          <table:table-cell table:formula="of:=COUNTIF([.B$2:.B$9792];[.G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table:number-columns-repeated="2"/>
          <table:table-cell table:style-name="Default" office:value-type="string" calcext:value-type="string">
            <text:p>Prostate</text:p>
          </table:table-cell>
          <table:table-cell table:formula="of:=COUNTIF([.B$2:.B$9792];[.G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table:number-columns-repeated="2"/>
          <table:table-cell table:style-name="Default" office:value-type="string" calcext:value-type="string">
            <text:p>Autoimmune / inflammatory</text:p>
          </table:table-cell>
          <table:table-cell table:formula="of:=COUNTIF([.B$2:.B$9792];[.G11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table:number-columns-repeated="2"/>
          <table:table-cell office:value-type="string" calcext:value-type="string">
            <text:p>Cancer_colorectal</text:p>
          </table:table-cell>
          <table:table-cell table:formula="of:=COUNTIF([.B$2:.B$9792];[.G12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table:style-name="Default" office:value-type="string" calcext:value-type="string">
            <text:p>Glaucoma</text:p>
          </table:table-cell>
          <table:table-cell table:formula="of:=COUNTIF([.B$2:.B$9792];[.G1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Infection</text:p>
          </table:table-cell>
          <table:table-cell table:formula="of:=COUNTIF([.B$2:.B$9792];[.G1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Kidney</text:p>
          </table:table-cell>
          <table:table-cell table:formula="of:=COUNTIF([.B$2:.B$9792];[.G1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Rectum_anus</text:p>
          </table:table-cell>
          <table:table-cell table:formula="of:=COUNTIF([.B$2:.B$9792];[.G1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Sepsis</text:p>
          </table:table-cell>
          <table:table-cell table:formula="of:=COUNTIF([.B$2:.B$9792];[.G1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table:style-name="ce3" office:value-type="string" calcext:value-type="string">
            <text:p>Allergic_rhinitis</text:p>
          </table:table-cell>
          <table:table-cell table:formula="of:=COUNTIF([.B$2:.B$9792];[.G18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lzheimer</text:p>
          </table:table-cell>
          <table:table-cell table:formula="of:=COUNTIF([.B$2:.B$9792];[.G19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 table:number-columns-repeated="2"/>
          <table:table-cell table:style-name="Default" office:value-type="string" calcext:value-type="string">
            <text:p>Autism</text:p>
          </table:table-cell>
          <table:table-cell table:formula="of:=COUNTIF([.B$2:.B$9792];[.G20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50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D50 Iron deficiency anaemia</text:p>
          </table:table-cell>
          <table:table-cell table:style-name="Default" table:number-columns-repeated="2"/>
          <table:table-cell table:style-name="Default" office:value-type="string" calcext:value-type="string">
            <text:p>Bipolar_disorder</text:p>
          </table:table-cell>
          <table:table-cell table:formula="of:=COUNTIF([.B$2:.B$9792];[.G21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ce3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 table:number-columns-repeated="2"/>
          <table:table-cell table:style-name="Default" office:value-type="string" calcext:value-type="string">
            <text:p>Haemorrhoids</text:p>
          </table:table-cell>
          <table:table-cell table:formula="of:=COUNTIF([.B$2:.B$9792];[.G22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64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D64 Other anaemias</text:p>
          </table:table-cell>
          <table:table-cell table:style-name="Default" table:number-columns-repeated="2"/>
          <table:table-cell office:value-type="string" calcext:value-type="string">
            <text:p>Thyroidism</text:p>
          </table:table-cell>
          <table:table-cell table:formula="of:=COUNTIF([.B$2:.B$9792];[.G23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ce3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 table:number-columns-repeated="2"/>
          <table:table-cell office:value-type="string" calcext:value-type="string">
            <text:p>Blood_clot</text:p>
          </table:table-cell>
          <table:table-cell table:formula="of:=COUNTIF([.B$2:.B$9792];[.G24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0098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iron deficiency anaemia</text:p>
          </table:table-cell>
          <table:table-cell table:style-name="Default" table:number-columns-repeated="2"/>
          <table:table-cell office:value-type="string" calcext:value-type="string">
            <text:p>Cancer_lung</text:p>
          </table:table-cell>
          <table:table-cell table:formula="of:=COUNTIF([.B$2:.B$9792];[.G25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3_OTHERANAEMIA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naemias</text:p>
          </table:table-cell>
          <table:table-cell table:style-name="Default" table:number-columns-repeated="2"/>
          <table:table-cell office:value-type="string" calcext:value-type="string">
            <text:p>Cancer_ovarian</text:p>
          </table:table-cell>
          <table:table-cell table:formula="of:=COUNTIF([.B$2:.B$9792];[.G26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3_ANAEMIANAS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nd unspecified anaemias</text:p>
          </table:table-cell>
          <table:table-cell table:style-name="Default" table:number-columns-repeated="2"/>
          <table:table-cell office:value-type="string" calcext:value-type="string">
            <text:p>Cataract</text:p>
          </table:table-cell>
          <table:table-cell table:formula="of:=COUNTIF([.B$2:.B$9792];[.G27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 table:number-columns-repeated="2"/>
          <table:table-cell table:style-name="Default" office:value-type="string" calcext:value-type="string">
            <text:p>Celiac_disease</text:p>
          </table:table-cell>
          <table:table-cell table:formula="of:=COUNTIF([.B$2:.B$9792];[.G28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 table:number-columns-repeated="2"/>
          <table:table-cell office:value-type="string" calcext:value-type="string">
            <text:p>Hypertension</text:p>
          </table:table-cell>
          <table:table-cell table:formula="of:=COUNTIF([.B$2:.B$9792];[.G29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113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arthritis (nos)</text:p>
          </table:table-cell>
          <table:table-cell table:style-name="Default" table:number-columns-repeated="2"/>
          <table:table-cell office:value-type="string" calcext:value-type="string">
            <text:p>Multiple_sclerosis</text:p>
          </table:table-cell>
          <table:table-cell table:formula="of:=COUNTIF([.B$2:.B$9792];[.G30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105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rheumatoid arthritis</text:p>
          </table:table-cell>
          <table:table-cell table:style-name="Default" table:number-columns-repeated="2"/>
          <table:table-cell office:value-type="string" calcext:value-type="string">
            <text:p>Snoring</text:p>
          </table:table-cell>
          <table:table-cell table:formula="of:=COUNTIF([.B$2:.B$9792];[.G3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b-8229</text:p>
          </table:table-cell>
          <table:table-cell table:style-name="Default" office:value-type="string" calcext:value-type="string">
            <text:p>Arthrit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on-cancer illness code, self-reported: arthritis (nos)</text:p>
          </table:table-cell>
          <table:table-cell table:style-name="Default" table:number-columns-repeated="2"/>
          <table:table-cell table:style-name="Default" office:value-type="string" calcext:value-type="string">
            <text:p>Anaemia</text:p>
          </table:table-cell>
          <table:table-cell table:formula="of:=COUNTIF([.B$2:.B$9792];[.G32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b-9125</text:p>
          </table:table-cell>
          <table:table-cell table:style-name="Default" office:value-type="string" calcext:value-type="string">
            <text:p>Arthrit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on-cancer illness code, self-reported: 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Cancer_prostate</text:p>
          </table:table-cell>
          <table:table-cell table:formula="of:=COUNTIF([.B$2:.B$9792];[.G3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Ears</text:p>
          </table:table-cell>
          <table:table-cell table:formula="of:=COUNTIF([.B$2:.B$9792];[.G3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Intestine</text:p>
          </table:table-cell>
          <table:table-cell table:formula="of:=COUNTIF([.B$2:.B$9792];[.G35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Oesophagus</text:p>
          </table:table-cell>
          <table:table-cell table:formula="of:=COUNTIF([.B$2:.B$9792];[.G36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90013534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Pneumonia</text:p>
          </table:table-cell>
          <table:table-cell table:formula="of:=COUNTIF([.B$2:.B$9792];[.G37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Asthma</text:p>
          </table:table-cell>
          <table:table-cell table:formula="of:=COUNTIF([.B$2:.B$9792];[.G38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Obesity</text:p>
          </table:table-cell>
          <table:table-cell table:formula="of:=COUNTIF([.B$2:.B$9792];[.G39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#Arthrosis</text:p>
          </table:table-cell>
          <table:table-cell table:style-name="Default" table:number-columns-repeated="2"/>
          <table:table-cell table:style-name="Default" office:value-type="string" calcext:value-type="string">
            <text:p>Respiratory</text:p>
          </table:table-cell>
          <table:table-cell table:formula="of:=COUNTIF([.B$2:.B$9792];[.G40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#Other joint disorders</text:p>
          </table:table-cell>
          <table:table-cell table:style-name="Default" table:number-columns-repeated="2"/>
          <table:table-cell table:style-name="Default" office:value-type="string" calcext:value-type="string">
            <text:p>Arthritis</text:p>
          </table:table-cell>
          <table:table-cell table:formula="of:=COUNTIF([.B$2:.B$9792];[.G41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COX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xarthrosis [arthrosis of hip](FG)</text:p>
          </table:table-cell>
          <table:table-cell table:style-name="Default" table:number-columns-repeated="2"/>
          <table:table-cell office:value-type="string" calcext:value-type="string">
            <text:p>Cardiovascular</text:p>
          </table:table-cell>
          <table:table-cell table:formula="of:=COUNTIF([.B$2:.B$9792];[.G42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 table:number-columns-repeated="2"/>
          <table:table-cell office:value-type="string" calcext:value-type="string">
            <text:p>Skin</text:p>
          </table:table-cell>
          <table:table-cell table:formula="of:=COUNTIF([.B$2:.B$9792];[.G43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 table:number-columns-repeated="2"/>
          <table:table-cell table:style-name="Default" office:value-type="string" calcext:value-type="string">
            <text:p>Sleep</text:p>
          </table:table-cell>
          <table:table-cell table:formula="of:=COUNTIF([.B$2:.B$9792];[.G44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 table:number-columns-repeated="2"/>
          <table:table-cell office:value-type="string" calcext:value-type="string">
            <text:p>Cancer_skin</text:p>
          </table:table-cell>
          <table:table-cell table:formula="of:=COUNTIF([.B$2:.B$9792];[.G45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 table:number-columns-repeated="2"/>
          <table:table-cell office:value-type="string" calcext:value-type="string">
            <text:p>Osteoarthritis</text:p>
          </table:table-cell>
          <table:table-cell table:formula="of:=COUNTIF([.B$2:.B$9792];[.G46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 table:number-columns-repeated="2"/>
          <table:table-cell office:value-type="string" calcext:value-type="string">
            <text:p>Urology</text:p>
          </table:table-cell>
          <table:table-cell table:formula="of:=COUNTIF([.B$2:.B$9792];[.G47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 table:number-columns-repeated="2"/>
          <table:table-cell office:value-type="string" calcext:value-type="string">
            <text:p>Arthrosis</text:p>
          </table:table-cell>
          <table:table-cell table:formula="of:=COUNTIF([.B$2:.B$9792];[.G48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19 Other arthrosis</text:p>
          </table:table-cell>
          <table:table-cell table:style-name="Default" table:number-columns-repeated="2"/>
          <table:table-cell office:value-type="string" calcext:value-type="string">
            <text:p>Inflammatory_bowel_disease</text:p>
          </table:table-cell>
          <table:table-cell table:formula="of:=COUNTIF([.B$2:.B$9792];[.G49])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KNEE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Gonarthrosis [arthrosis of knee](FG)</text:p>
          </table:table-cell>
          <table:table-cell table:style-name="Default" table:number-columns-repeated="2"/>
          <table:table-cell office:value-type="string" calcext:value-type="string">
            <text:p>Cancer</text:p>
          </table:table-cell>
          <table:table-cell table:formula="of:=COUNTIF([.B$2:.B$9792];[.G50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rthrosis</text:p>
          </table:table-cell>
          <table:table-cell table:style-name="Default" table:number-columns-repeated="2"/>
          <table:table-cell office:value-type="string" calcext:value-type="string">
            <text:p>Gastroenterology</text:p>
          </table:table-cell>
          <table:table-cell table:formula="of:=COUNTIF([.B$2:.B$9792];[.G51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specific joint derangements/joint disorders</text:p>
          </table:table-cell>
          <table:table-cell table:style-name="Default" table:number-columns-repeated="2"/>
          <table:table-cell office:value-type="string" calcext:value-type="string">
            <text:p>Covid19</text:p>
          </table:table-cell>
          <table:table-cell table:formula="of:=COUNTIF([.B$2:.B$9792];[.G52])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Diabetes</text:p>
          </table:table-cell>
          <table:table-cell table:formula="of:=COUNTIF([.B$2:.B$9792];[.G53])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Psychiatric / neurological</text:p>
          </table:table-cell>
          <table:table-cell table:formula="of:=COUNTIF([.B$2:.B$9792];[.G54])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table:style-name="Default" office:value-type="string" calcext:value-type="string">
            <text:p>Heart</text:p>
          </table:table-cell>
          <table:table-cell table:formula="of:=COUNTIF([.B$2:.B$9792];[.G55])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Rheumatology</text:p>
          </table:table-cell>
          <table:table-cell table:formula="of:=COUNTIF([.B$2:.B$9792];[.G56])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 table:number-columns-repeated="2"/>
          <table:table-cell office:value-type="string" calcext:value-type="string">
            <text:p>Stroke</text:p>
          </table:table-cell>
          <table:table-cell table:formula="of:=COUNTIF([.B$2:.B$9792];[.G57])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office:value-type="string" calcext:value-type="string">
            <text:p>Ophthalmology</text:p>
          </table:table-cell>
          <table:table-cell table:formula="of:=COUNTIF([.B$2:.B$9792];[.G58])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office:value-type="string" calcext:value-type="string">
            <text:p>Depression</text:p>
          </table:table-cell>
          <table:table-cell table:formula="of:=COUNTIF([.B$2:.B$9792];[.G59])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style-name="Default" office:value-type="string" calcext:value-type="string">
            <text:p>Cancer_breast</text:p>
          </table:table-cell>
          <table:table-cell table:formula="of:=COUNTIF([.B$2:.B$9792];[.G60])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DIGESTIVE_ORGANS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FEMALE_GENITAL</text:p>
          </table:table-cell>
          <table:table-cell table:style-name="Default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fe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primary lymphoid hematopoieti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_colorect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18</text:p>
          </table:table-cell>
          <table:table-cell table:style-name="Default" office:value-type="string" calcext:value-type="string">
            <text:p>Cancer_colorect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C18 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COLON</text:p>
          </table:table-cell>
          <table:table-cell table:style-name="Default" office:value-type="string" calcext:value-type="string">
            <text:p>Cancer_colorect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DIGESTIVE_ORGANS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FE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fe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I_NEOPLASM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eoplasm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5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 <text:s/>self-reported: 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6890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, self-reported: 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BREAST_3</text:p>
          </table:table-cell>
          <table:table-cell table:style-name="Default" office:value-type="string" calcext:value-type="string">
            <text:p>Cancer_breas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breas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LUNG_CANCER_MESOT</text:p>
          </table:table-cell>
          <table:table-cell table:style-name="Default" office:value-type="string" calcext:value-type="string">
            <text:p>Cancer_lung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Lung cancer and mesotheli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7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 <text:s/>self-reported: 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348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, self-reported: 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PROSTATE</text:p>
          </table:table-cell>
          <table:table-cell table:style-name="Default" office:value-type="string" calcext:value-type="string">
            <text:p>Cancer_prostat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90013410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asal cell 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9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 <text:s/>self-reported: basal cell 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8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 <text:s/>self-reported: malignant mela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b-8837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code, self-reported: basal cell 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2915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, self-reported: malignant mela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MELANOMA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melanoma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OTHER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CORATHER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ronary athero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II_BLOOD_IMMUN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blood and blood-forming organs and certain disorders involving the immune mechanis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X_CIRCULATORY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IHD</text:p>
          </table:table-cell>
          <table:table-cell table:style-name="Default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schaemic heart disease, wide defin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b-8468</text:p>
          </table:table-cell>
          <table:table-cell table:style-name="Default" office:value-type="string" calcext:value-type="string">
            <text:p>Angin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002_1278</text:p>
          </table:table-cell>
          <table:table-cell table:style-name="ce3" office:value-type="string" calcext:value-type="string">
            <text:p>Catarac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on-cancer illness code, self-reported: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b-8329</text:p>
          </table:table-cell>
          <table:table-cell table:style-name="ce3" office:value-type="string" calcext:value-type="string">
            <text:p>Catarac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phthalmology problems/disorders: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108</text:p>
          </table:table-cell>
          <table:table-cell table:style-name="Default" office:value-type="string" calcext:value-type="string">
            <text:p>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igh cholestero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0912</text:p>
          </table:table-cell>
          <table:table-cell table:style-name="Default" office:value-type="string" calcext:value-type="string">
            <text:p>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igh cholestero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81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82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84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1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predicted covid from self-reported symptoms vs predicted or self-reported non-covid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71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72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7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74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75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126_4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Probable Recurrent major depression (moderat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126_3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Probable Recurrent major depression (sever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126_5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Single Probable major depression episod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445</text:p>
          </table:table-cell>
          <table:table-cell table:style-name="Default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epression possibly related to childbirth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447</text:p>
          </table:table-cell>
          <table:table-cell table:style-name="Default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epression possibly related to stressful or traumatic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544_11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74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7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294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8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2"/>
          <table:table-cell table:style-name="ce6" table:number-columns-repeated="1015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VIII_EAR_MASTOID</text:p>
          </table:table-cell>
          <table:table-cell table:style-name="ce3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ear and mastoid proces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247_0</text:p>
          </table:table-cell>
          <table:table-cell table:style-name="ce3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4849_1</text:p>
          </table:table-cell>
          <table:table-cell table:style-name="Default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31</text:p>
          </table:table-cell>
          <table:table-cell table:style-name="Default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988</text:p>
          </table:table-cell>
          <table:table-cell table:style-name="Default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92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_DIGESTIVE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GALLBILPANC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90014033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aemorrhoida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OTHDIG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OTHGASTR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R00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CHD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CHD_NOREV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1365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MI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MI_STRICT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63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eart attack/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703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eart arrhythm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829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eart attack/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57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eart valve problem/heart murmu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61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ypertens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582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essential hypertens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05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ypertens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584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59</text:p>
          </table:table-cell>
          <table:table-cell table:style-name="Default" office:value-type="string" calcext:value-type="string">
            <text:p>Intest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63</text:p>
          </table:table-cell>
          <table:table-cell table:style-name="ce3" office:value-type="string" calcext:value-type="string">
            <text:p>Intest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90000515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arrett's 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9000051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H33</text:p>
          </table:table-cell>
          <table:table-cell table:style-name="Default" office:value-type="string" calcext:value-type="string">
            <text:p>Ophthalm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II_EYE_ADNEXA</text:p>
          </table:table-cell>
          <table:table-cell table:style-name="ce3" office:value-type="string" calcext:value-type="string">
            <text:p>Ophthalm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eye and adnex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H7_LENS</text:p>
          </table:table-cell>
          <table:table-cell table:style-name="ce3" office:value-type="string" calcext:value-type="string">
            <text:p>Ophthalm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9139</text:p>
          </table:table-cell>
          <table:table-cell table:style-name="Default" office:value-type="string" calcext:value-type="string">
            <text:p>Ophthalm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06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486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1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self-report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RA_PSY_ANYMENTAL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958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livery methods: Spontaneous vert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I_NERVOUS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_MENTAL_BEHAV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44_15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44_6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Panic attac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G6_NERPLEX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_chronic_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_chronic_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COPD_EXCL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J18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707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R06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_RESPIRATORY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amp;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PULMONARYDG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PNEUMONIA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25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47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51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65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II_MUSCULOSKELET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13_SYNOTEND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96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muscle or soft tissue injur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87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osteopo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201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on-cancer illness code, self-reported: joint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141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osteopo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13_SOFTTISSUEOTH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L72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L98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ce3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I_SKIN_SUBCUTAN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02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diverticular disease/divertic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99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eczema/derma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00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41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eczema/derma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53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G6_SLEEPAPNO</text:p>
          </table:table-cell>
          <table:table-cell table:style-name="Default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SLEEP</text:p>
          </table:table-cell>
          <table:table-cell table:style-name="Default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34</text:p>
          </table:table-cell>
          <table:table-cell table:style-name="ce3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35</text:p>
          </table:table-cell>
          <table:table-cell table:style-name="ce3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STR_EXH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90014122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acunar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C_STROKE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STR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STR_SAH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714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76</text:p>
          </table:table-cell>
          <table:table-cell office:value-type="string" calcext:value-type="string">
            <text:p>Thyroid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yperthyroidism/thyrotoxic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77</text:p>
          </table:table-cell>
          <table:table-cell table:style-name="Default" office:value-type="string" calcext:value-type="string">
            <text:p>Thyroid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ypothyroidism/myxoed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289</text:p>
          </table:table-cell>
          <table:table-cell office:value-type="string" calcext:value-type="string">
            <text:p>Thyroid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yperthyroidism/thyrotoxic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732</text:p>
          </table:table-cell>
          <table:table-cell table:style-name="Default" office:value-type="string" calcext:value-type="string">
            <text:p>Thyroid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ypothyroidism/myxoed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35</text:p>
          </table:table-cell>
          <table:table-cell table:style-name="Default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9074</text:p>
          </table:table-cell>
          <table:table-cell table:style-name="Default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39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814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9873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ce3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ce3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83</text:p>
          </table:table-cell>
          <table:table-cell table:style-name="ce3" office:value-type="string" calcext:value-type="string">
            <text:p>Ova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ce3" office:value-type="string" calcext:value-type="string">
            <text:p>Ov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84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V_GENITOURINARY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 table:number-rows-repeated="7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 table:number-rows-repeated="4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 table:number-rows-repeated="11">
          <table:table-cell table:style-name="Default" table:number-columns-repeated="4"/>
          <table:table-cell table:number-columns-repeated="1019"/>
        </table:table-row>
        <table:table-row table:style-name="ro1" table:number-rows-repeated="11"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 table:number-rows-repeated="5"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 table:number-rows-repeated="7">
          <table:table-cell table:style-name="ce3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 table:number-rows-repeated="473">
          <table:table-cell table:style-name="ce3" table:number-columns-repeated="4"/>
          <table:table-cell table:number-columns-repeated="1019"/>
        </table:table-row>
        <table:table-row table:style-name="ro1" table:number-rows-repeated="1047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G1:Sheet1.H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7-10T08:30:02.794522062</dc:date>
    <dc:creator>Aitor González</dc:creator>
    <meta:editing-duration>PT10H22M2S</meta:editing-duration>
    <meta:editing-cycles>297</meta:editing-cycles>
    <meta:generator>LibreOffice/7.3.4.2$Linux_X86_64 LibreOffice_project/30$Build-2</meta:generator>
    <meta:document-statistic meta:table-count="1" meta:cell-count="2028" meta:object-count="0"/>
  </office:meta>
</office:document-meta>
</file>